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4.52mm" fo:margin-left="-0.44mm" table:align="left" style:writing-mode="lr-tb"/>
    </style:style>
    <style:style style:name="Table1.A" style:family="table-column">
      <style:table-column-properties style:column-width="10.58mm"/>
    </style:style>
    <style:style style:name="Table1.B" style:family="table-column">
      <style:table-column-properties style:column-width="40.89mm"/>
    </style:style>
    <style:style style:name="Table1.C" style:family="table-column">
      <style:table-column-properties style:column-width="18.77mm"/>
    </style:style>
    <style:style style:name="Table1.D" style:family="table-column">
      <style:table-column-properties style:column-width="20.69mm"/>
    </style:style>
    <style:style style:name="Table1.E" style:family="table-column">
      <style:table-column-properties style:column-width="17.07mm"/>
    </style:style>
    <style:style style:name="Table1.F" style:family="table-column">
      <style:table-column-properties style:column-width="0.48mm"/>
    </style:style>
    <style:style style:name="Table1.G" style:family="table-column">
      <style:table-column-properties style:column-width="17.55mm"/>
    </style:style>
    <style:style style:name="Table1.H" style:family="table-column">
      <style:table-column-properties style:column-width="37.76mm"/>
    </style:style>
    <style:style style:name="Table1.I" style:family="table-column">
      <style:table-column-properties style:column-width="20.73mm"/>
    </style:style>
    <style:style style:name="Table1.1" style:family="table-row">
      <style:table-row-properties style:min-row-height="11.06mm" fo:keep-together="auto"/>
    </style:style>
    <style:style style:name="Table1.A1" style:family="table-cell">
      <style:table-cell-properties style:vertical-align="middle" fo:background-color="transparent" fo:padding-left="1.91mm" fo:padding-right="1.91mm" fo:padding-top="0mm" fo:padding-bottom="0m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middle" fo:background-color="transparent" fo:padding-left="1.91mm" fo:padding-right="1.91mm" fo:padding-top="0mm" fo:padding-bottom="0mm" fo:border-left="none" fo:border-right="none" fo:border-top="0.5pt solid #000000" fo:border-bottom="0.5pt solid #000000" style:writing-mode="lr-tb">
        <style:background-image/>
      </style:table-cell-properties>
    </style:style>
    <style:style style:name="Table1.I1" style:family="table-cell">
      <style:table-cell-properties style:vertical-align="middle" fo:background-color="transparent" fo:padding-left="1.91mm" fo:padding-right="1.91mm" fo:padding-top="0mm" fo:padding-bottom="0mm" fo:border="0.5pt solid #000000" style:writing-mode="lr-tb">
        <style:background-image/>
      </style:table-cell-properties>
    </style:style>
    <style:style style:name="Table1.2" style:family="table-row">
      <style:table-row-properties style:min-row-height="6.49mm" fo:keep-together="auto"/>
    </style:style>
    <style:style style:name="Table1.E2" style:family="table-cell">
      <style:table-cell-properties style:vertical-align="middle" fo:background-color="transparent" fo:padding-left="1.91mm" fo:padding-right="1.91mm" fo:padding-top="0mm" fo:padding-bottom="0mm" fo:border-left="0.5pt solid #000000" fo:border-right="none" fo:border-top="none" fo:border-bottom="0.5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left="1.91mm" fo:padding-right="1.91mm" fo:padding-top="0mm" fo:padding-bottom="0mm" fo:border="0.5pt solid #000000" style:writing-mode="lr-tb"/>
    </style:style>
    <style:style style:name="Table1.4" style:family="table-row">
      <style:table-row-properties fo:keep-together="auto"/>
    </style:style>
    <style:style style:name="Table1.A4"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4" style:family="table-cell">
      <style:table-cell-properties style:vertical-align="middle" fo:padding-left="1.91mm" fo:padding-right="1.91mm" fo:padding-top="0mm" fo:padding-bottom="0mm" fo:border-left="none" fo:border-right="none" fo:border-top="none" fo:border-bottom="0.5pt solid #000000" style:writing-mode="lr-tb"/>
    </style:style>
    <style:style style:name="Table1.D4" style:family="table-cell">
      <style:table-cell-properties style:vertical-align="middle" fo:padding-left="1.91mm" fo:padding-right="1.91mm" fo:padding-top="0mm" fo:padding-bottom="0mm" fo:border-left="none" fo:border-right="none" fo:border-top="none" fo:border-bottom="0.5pt solid #000000" style:writing-mode="lr-tb"/>
    </style:style>
    <style:style style:name="Table1.E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G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H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I4"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6" style:family="table-row">
      <style:table-row-properties style:min-row-height="8.27mm" fo:keep-together="auto"/>
    </style:style>
    <style:style style:name="Table1.A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B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E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G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H6" style:family="table-cell">
      <style:table-cell-properties style:vertical-align="middle" fo:padding-left="1.91mm" fo:padding-right="1.91mm" fo:padding-top="0mm" fo:padding-bottom="0mm" fo:border-left="0.5pt solid #000000" fo:border-right="none" fo:border-top="0.5pt solid #000000" fo:border-bottom="0.5pt solid #000000" style:writing-mode="lr-tb"/>
    </style:style>
    <style:style style:name="Table1.I6"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7" style:family="table-row">
      <style:table-row-properties style:min-row-height="10.2mm" fo:keep-together="auto"/>
    </style:style>
    <style:style style:name="Table1.A7"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P1" style:family="paragraph" style:parent-style-name="Header">
      <style:paragraph-properties fo:margin-left="-11.78mm" fo:margin-right="0mm" fo:text-indent="0mm" style:auto-text-indent="false"/>
    </style:style>
    <style:style style:name="P2" style:family="paragraph" style:parent-style-name="Standard">
      <style:text-properties style:font-name="Times New Roman1"/>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paragraph-properties>
        <style:tab-stops>
          <style:tab-stop style:position="28.13mm"/>
        </style:tab-stops>
      </style:paragraph-properties>
      <style:text-properties style:font-name="Times New Roman1" fo:font-weight="bold" style:font-weight-asian="bold" style:font-weight-complex="bold"/>
    </style:style>
    <style:style style:name="P5" style:family="paragraph" style:parent-style-name="Standard">
      <style:paragraph-properties fo:text-align="center" style:justify-single-word="false"/>
      <style:text-properties style:font-name="Times New Roman1"/>
    </style:style>
    <style:style style:name="P6" style:family="paragraph" style:parent-style-name="Standard">
      <style:paragraph-properties fo:text-align="end" style:justify-single-word="false"/>
      <style:text-properties style:font-name="Times New Roman1"/>
    </style:style>
    <style:style style:name="P7" style:family="paragraph" style:parent-style-name="Standard">
      <style:paragraph-properties fo:text-align="justify" style:justify-single-word="false"/>
      <style:text-properties style:font-name="Times New Roman1"/>
    </style:style>
    <style:style style:name="P8"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9" style:family="paragraph" style:parent-style-name="Standard">
      <style:paragraph-properties fo:line-height="115%" fo:text-align="justify" style:justify-single-word="false"/>
      <style:text-properties style:font-name="Times New Roman" fo:font-size="12pt" fo:font-weight="bold" style:font-size-asian="12pt" style:font-weight-asian="bold" style:font-name-complex="Times New Roman" style:font-size-complex="12pt"/>
    </style:style>
    <style:style style:name="P10"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1"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12"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3"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4" style:family="paragraph" style:parent-style-name="Standard">
      <style:paragraph-properties fo:margin-top="0mm" fo:margin-bottom="0mm" fo:line-height="100%" fo:text-align="end"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16"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margin-top="0mm" fo:margin-bottom="0mm" fo:line-height="100%" fo:text-align="start"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mm" fo:margin-right="0mm" fo:line-height="115%" fo:text-align="start"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0" style:family="paragraph" style:parent-style-name="Standard">
      <style:paragraph-properties fo:margin-left="0mm" fo:margin-right="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1" style:family="paragraph" style:parent-style-name="Standard">
      <style:paragraph-properties fo:margin-left="0mm" fo:margin-right="0mm" fo:margin-top="0mm" fo:margin-bottom="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2" style:family="paragraph" style:parent-style-name="Standard">
      <style:paragraph-properties fo:margin-left="6.01mm" fo:margin-right="0mm" fo:text-indent="0m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23" style:family="paragraph" style:parent-style-name="Standard">
      <style:text-properties style:font-name="Times New Roman1"/>
    </style:style>
    <style:style style:name="P24"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25" style:family="paragraph" style:parent-style-name="Standard">
      <style:paragraph-properties fo:text-align="center" style:justify-single-word="false"/>
      <style:text-properties style:font-name="Times New Roman1" fo:font-weight="bold" style:font-weight-asian="bold" style:font-weight-complex="bold"/>
    </style:style>
    <style:style style:name="P26" style:family="paragraph" style:parent-style-name="Standard">
      <style:paragraph-properties>
        <style:tab-stops>
          <style:tab-stop style:position="28.13mm"/>
        </style:tab-stops>
      </style:paragraph-properties>
      <style:text-properties style:font-name="Times New Roman1" fo:font-weight="normal" style:font-weight-asian="normal" style:font-weight-complex="normal"/>
    </style:style>
    <style:style style:name="P27" style:family="paragraph" style:parent-style-name="Standard">
      <style:paragraph-properties fo:text-align="end" style:justify-single-word="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paragraph-properties>
        <style:tab-stops>
          <style:tab-stop style:position="28.13mm"/>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9" style:family="paragraph" style:parent-style-name="Standard">
      <style:text-properties style:font-name="Times New Roman" fo:font-size="12pt" style:font-size-asian="12pt" style:font-name-complex="Times New Roman" style:font-size-complex="12pt"/>
    </style:style>
    <style:style style:name="P30" style:family="paragraph">
      <style:paragraph-properties fo:text-align="center"/>
    </style:style>
    <style:style style:name="T1" style:family="text">
      <style:text-properties style:font-name="Times New Roman" fo:font-size="12pt" fo:font-weight="normal" style:font-size-asian="12pt" style:font-weight-asian="normal" style:font-name-complex="Times New Roman" style:font-size-complex="12pt" style:font-weight-complex="normal"/>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bold" style:font-size-asian="12pt" style:font-weight-asian="bold" style:font-name-complex="Times New Roman" style:font-size-complex="12pt" style:font-weight-complex="bold"/>
    </style:style>
    <style:style style:name="T4"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style:font-name-complex="Times New Roman"/>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ALES CONTRACT</text:p>
      <text:p text:style-name="P5"><text:span text:style-name="T5">No. <text:s/></text:span><text:span text:style-name="T3"><text:placeholder text:placeholder-type="text">&lt;o.name&gt;</text:placeholder></text:span><text:span text:style-name="T5"> </text:span></text:p>
      <text:p text:style-name="P25"/>
      <text:p text:style-name="P6"><text:span text:style-name="T7">Date: </text:span><text:span text:style-name="T4"><text:placeholder text:placeholder-type="text">&lt;convert_date(o.tu_ngay)&gt;</text:placeholder></text:span></text:p>
      <text:p text:style-name="P27"/>
      <text:p text:style-name="P4">SELLER <text:tab/>VIET PHU THINH RUBBER JOINT STOCK COMPANY</text:p>
      <text:p text:style-name="P4"><text:tab/><text:span text:style-name="T7">125/11 Nguyen Cuu Van Str., Binh Thanh Dist., HCMC, Viet Nam.</text:span></text:p>
      <text:p text:style-name="P26"><text:tab/>Tel: <text:tab/><text:tab/> <text:s text:c="6"/>+ 848-39901548 / 39903088<text:tab/> <text:tab/>Fax:+ 848-39903499</text:p>
      <text:p text:style-name="P26"><text:tab/>Tax Code No. <text:s text:c="5"/>0302910157<text:tab/><text:tab/> </text:p>
      <text:p text:style-name="P26"><text:tab/>Represented by: <text:s/>Mr. VU ANH PHONG<text:tab/><text:tab/>- Managing Director <text:tab/> </text:p>
      <text:p text:style-name="P4"><text:span text:style-name="T7"><text:tab/>Registered transaction email:<text:tab/></text:span><text:a xlink:type="simple" xlink:href="mailto:marketing@viruco.com"><text:span text:style-name="T7">marketing@viruco.com</text:span></text:a></text:p>
      <text:p text:style-name="P26"/>
      <text:p text:style-name="P4">BUYER<text:tab/><text:span text:style-name="T2"><text:placeholder text:placeholder-type="text">&lt;o.partner_id.name&gt;</text:placeholder></text:span></text:p>
      <text:p text:style-name="P4"><text:span text:style-name="T2"><text:tab/></text:span><text:span text:style-name="T1"><text:placeholder text:placeholder-type="text">&lt;o.partner_id and o.partner_id.street or''&gt;</text:placeholder></text:span><text:span text:style-name="T1">, </text:span><text:span text:style-name="T1"><text:placeholder text:placeholder-type="text">&lt;o.partner_id and o.partner_id.street2 or ''&gt;</text:placeholder></text:span><text:span text:style-name="T1">, </text:span><text:span text:style-name="T1"><text:placeholder text:placeholder-type="text">&lt;o.partner_id.state_id and o.partner_id.state_id.name or ''&gt;</text:placeholder></text:span><text:span text:style-name="T1">, </text:span><text:span text:style-name="T1"><text:placeholder text:placeholder-type="text">&lt;o.partner_id.country_id and o.partner_id.country_id.name or ''&gt;</text:placeholder></text:span></text:p>
      <text:p text:style-name="P28"><text:tab/>Tax Code No: <text:span text:style-name="T9"><text:placeholder text:placeholder-type="text">&lt;o.partner_id and o.partner_id.vat or ''&gt;</text:placeholder></text:span></text:p>
      <text:p text:style-name="P28"><text:tab/>Represented by: </text:p>
      <text:p text:style-name="P28"><text:tab/>Business License No</text:p>
      <text:p text:style-name="P3"/>
      <text:p text:style-name="P29">Both parties have mutually agreed to sell and buy natural rubber with terms and conditions as below:</text:p>
      <text:p text:style-name="P2"/>
      <text:p text:style-name="P3">1.<text:tab/>COMMODITY, QUALITY, QUANTITY, UNIT PRICE, AMOUNT</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rows-spanned="2" office:value-type="string">
            <text:p text:style-name="P8">No.</text:p>
          </table:table-cell>
          <table:table-cell table:style-name="Table1.A1" table:number-rows-spanned="2" office:value-type="string">
            <text:p text:style-name="P9">Description of goods </text:p>
          </table:table-cell>
          <table:table-cell table:style-name="Table1.C1" table:number-rows-spanned="2" office:value-type="string">
            <text:p text:style-name="P9">Origin</text:p>
          </table:table-cell>
          <table:table-cell table:style-name="Table1.C1" table:number-rows-spanned="2" office:value-type="string">
            <text:p text:style-name="P9">Quality</text:p>
          </table:table-cell>
          <table:table-cell table:style-name="Table1.A1" table:number-columns-spanned="3" office:value-type="string">
            <text:p text:style-name="P8">Quantity</text:p>
          </table:table-cell>
          <table:covered-table-cell/>
          <table:covered-table-cell/>
          <table:table-cell table:style-name="Table1.A1" table:number-rows-spanned="2" office:value-type="string">
            <text:p text:style-name="P8">Unit Price </text:p>
            <text:p text:style-name="P8">(USD/MT) </text:p>
            <text:p text:style-name="P8">CIF Nhava Sheva Port, India</text:p>
          </table:table-cell>
          <table:table-cell table:style-name="Table1.I1" table:number-rows-spanned="2" office:value-type="string">
            <text:p text:style-name="P8">Amount (USD)</text:p>
          </table:table-cell>
        </table:table-row>
        <table:table-row table:style-name="Table1.2">
          <table:covered-table-cell/>
          <table:covered-table-cell/>
          <table:covered-table-cell/>
          <table:covered-table-cell/>
          <table:table-cell table:style-name="Table1.E2" office:value-type="string">
            <text:p text:style-name="P8">Bales</text:p>
          </table:table-cell>
          <table:table-cell table:style-name="Table1.E2" table:number-columns-spanned="2" office:value-type="string">
            <text:p text:style-name="P8">MTs</text:p>
          </table:table-cell>
          <table:covered-table-cell/>
          <table:covered-table-cell/>
          <table:covered-table-cell/>
        </table:table-row>
        <table:table-row table:style-name="Table1.3">
          <table:table-cell table:style-name="Table1.A3" table:number-columns-spanned="9" office:value-type="string">
            <text:p text:style-name="P16"><text:placeholder text:placeholder-type="text">&lt;for each="sequence,line in enumerate(o.hopdong_line)"&gt;</text:placeholder></text:p>
          </table:table-cell>
          <table:covered-table-cell/>
          <table:covered-table-cell/>
          <table:covered-table-cell/>
          <table:covered-table-cell/>
          <table:covered-table-cell/>
          <table:covered-table-cell/>
          <table:covered-table-cell/>
          <table:covered-table-cell/>
        </table:table-row>
        <table:table-row table:style-name="Table1.4">
          <table:table-cell table:style-name="Table1.A4" office:value-type="string">
            <text:p text:style-name="P12"><text:placeholder text:placeholder-type="text">&lt;sequence + 1&gt;</text:placeholder></text:p>
          </table:table-cell>
          <table:table-cell table:style-name="Table1.B4" office:value-type="string">
            <text:p text:style-name="P18"><text:placeholder text:placeholder-type="text">&lt;line.name&gt;</text:placeholder></text:p>
          </table:table-cell>
          <table:table-cell table:style-name="Table1.C4" office:value-type="string">
            <text:p text:style-name="P18"><text:placeholder text:placeholder-type="text">&lt;line.product_id.nuoc_sanxuat_id and line.product_id.nuoc_sanxuat_id.name or ''&gt;</text:placeholder></text:p>
          </table:table-cell>
          <table:table-cell table:style-name="Table1.D4" office:value-type="string">
            <text:p text:style-name="P18"><text:placeholder text:placeholder-type="text">&lt;line.product_id.chatluong_id and line.product_id.chatluong_id.name or ''&gt;</text:placeholder></text:p>
          </table:table-cell>
          <table:table-cell table:style-name="Table1.G4" table:number-columns-spanned="2" office:value-type="string">
            <text:p text:style-name="P19"/>
          </table:table-cell>
          <table:covered-table-cell/>
          <table:table-cell table:style-name="Table1.G4" office:value-type="string">
            <text:p text:style-name="P19"><text:placeholder text:placeholder-type="text">&lt;convert_f_amount(line.product_qty)&gt;</text:placeholder></text:p>
          </table:table-cell>
          <table:table-cell table:style-name="Table1.H4" office:value-type="string">
            <text:p text:style-name="P20"><text:placeholder text:placeholder-type="text">&lt;convert_f_amount(line.price_unit)&gt;</text:placeholder></text:p>
          </table:table-cell>
          <table:table-cell table:style-name="Table1.I4" office:value-type="string">
            <text:p text:style-name="P20"><text:placeholder text:placeholder-type="text">&lt;convert_f_amount(line.price_subtotal)&gt;</text:placeholder></text:p>
          </table:table-cell>
        </table:table-row>
        <table:table-row table:style-name="Table1.5">
          <table:table-cell table:style-name="Table1.A5" table:number-columns-spanned="9" office:value-type="string">
            <text:p text:style-name="P13"><text:placeholder text:placeholder-type="text">&lt;/for&gt;</text:placeholder></text:p>
          </table:table-cell>
          <table:covered-table-cell/>
          <table:covered-table-cell/>
          <table:covered-table-cell/>
          <table:covered-table-cell/>
          <table:covered-table-cell/>
          <table:covered-table-cell/>
          <table:covered-table-cell/>
          <table:covered-table-cell/>
        </table:table-row>
        <table:table-row table:style-name="Table1.6">
          <table:table-cell table:style-name="Table1.A6" office:value-type="string">
            <text:p text:style-name="P14"/>
          </table:table-cell>
          <table:table-cell table:style-name="Table1.B6" table:number-columns-spanned="3" office:value-type="string">
            <text:p text:style-name="P15">TOTAL</text:p>
          </table:table-cell>
          <table:covered-table-cell/>
          <table:covered-table-cell/>
          <table:table-cell table:style-name="Table1.E6" table:number-columns-spanned="2" office:value-type="string">
            <text:p text:style-name="P15"/>
          </table:table-cell>
          <table:covered-table-cell/>
          <table:table-cell table:style-name="Table1.G6" office:value-type="string">
            <text:p text:style-name="P21"><text:placeholder text:placeholder-type="text">&lt;get_tong(o)['qty']&gt;</text:placeholder><text:soft-page-break/></text:p>
          </table:table-cell>
          <table:table-cell table:style-name="Table1.H6" office:value-type="string">
            <text:p text:style-name="P21"><text:placeholder text:placeholder-type="text">&lt;get_tong(o)['dongia']&gt;</text:placeholder></text:p>
          </table:table-cell>
          <table:table-cell table:style-name="Table1.I6" office:value-type="string">
            <text:p text:style-name="P21"><text:placeholder text:placeholder-type="text">&lt;get_tong(o)['thanhtien']&gt;</text:placeholder></text:p>
          </table:table-cell>
        </table:table-row>
        <table:table-row table:style-name="Table1.7">
          <table:table-cell table:style-name="Table1.A7" table:number-columns-spanned="9" office:value-type="string">
            <text:p text:style-name="P17">In words: <text:span text:style-name="T6"><text:placeholder text:placeholder-type="text">&lt;convert(o.amount_total)&gt;</text:placeholder></text:span><text:span text:style-name="T6">.</text:span></text:p>
          </table:table-cell>
          <table:covered-table-cell/>
          <table:covered-table-cell/>
          <table:covered-table-cell/>
          <table:covered-table-cell/>
          <table:covered-table-cell/>
          <table:covered-table-cell/>
          <table:covered-table-cell/>
          <table:covered-table-cell/>
        </table:table-row>
      </table:table>
      <text:p text:style-name="P2"><text:s/></text:p>
      <text:p text:style-name="P2"><text:span text:style-name="T5">2.<text:tab/>SHIPMENT</text:span><text:tab/> </text:p>
      <text:p text:style-name="P2"><text:tab/>Date of shipment:<text:tab/><text:tab/>Before <text:span text:style-name="T4"><text:placeholder text:placeholder-type="text">&lt;convert_date(o.ngay_nhanhang)&gt;</text:placeholder></text:span></text:p>
      <text:p text:style-name="P2"><text:tab/>Port of loading:<text:tab/><text:tab/><text:span text:style-name="T4"><text:placeholder text:placeholder-type="text">&lt;o.port_of_loading&gt;</text:placeholder></text:span></text:p>
      <text:p text:style-name="P2"><text:tab/>Port of discharge:<text:tab/><text:tab/><text:span text:style-name="T4"><text:placeholder text:placeholder-type="text">&lt;o.port_of_charge&gt;</text:placeholder></text:span></text:p>
      <text:p text:style-name="P2"><text:tab/>Place of delivery: <text:tab/><text:tab/><text:span text:style-name="T4"><text:placeholder text:placeholder-type="text">&lt;o.diadiem_nhanhang&gt;</text:placeholder></text:span></text:p>
      <text:p text:style-name="P2"><text:tab/>Partial shipment: <text:s/><text:tab/><text:tab/><text:span text:style-name="T4"><text:placeholder text:placeholder-type="text">&lt;o.partial_shipment and Allowed or ''&gt;</text:placeholder></text:span> </text:p>
      <text:p text:style-name="P2"><text:tab/>Transshipment:<text:tab/><text:tab/><text:span text:style-name="T4"><text:placeholder text:placeholder-type="text">&lt;o.transshipment&gt;</text:placeholder></text:span> </text:p>
      <text:p text:style-name="P2"><text:tab/>In case shipment shall be delayed by the Seller or delay shipment is requested by the Buyer, must be agreed by both parties. </text:p>
      <text:p text:style-name="P2"/>
      <text:p text:style-name="P10">3.<text:tab/>INSURANCE </text:p>
      <text:p text:style-name="P11"><text:tab/>Institute Cargo Clauses (A) to be covered by Seller for delivery term of CIF or CIP. </text:p>
      <text:p text:style-name="P11"><text:tab/>If LC requires insurance terms other than Clauses A, the Seller will supply Certificate with content mentioned, but real clause is A.</text:p>
      <text:p text:style-name="P2"/>
      <text:p text:style-name="P3">4.<text:tab/>PAYMENT TERMS</text:p>
      <text:p text:style-name="P22"><text:placeholder text:placeholder-type="text">&lt;o.phuongthuc_thanhtoan&gt;</text:placeholder></text:p>
      <text:p text:style-name="P22"/>
      <text:p text:style-name="P22"><text:span text:style-name="T8">Seller's Bank details:</text:span><text:tab/><text:tab/> </text:p>
      <text:p text:style-name="P22">Beneficiary:<text:tab/><text:tab/>VIET PHU THINH RUBBER JOINT STOCK COMPANY <text:s/>- VIRUCO </text:p>
      <text:p text:style-name="P22">Bank name:<text:tab/><text:tab/>VIETNAM EXIMBANK- EXIMBANK TAN SON NHAT </text:p>
      <text:p text:style-name="P22">Address:<text:tab/><text:tab/>307 NGUYEN VAN TROI, TAN BINH DIST, HCMC, VIETNAM </text:p>
      <text:p text:style-name="P22">Swift Code:<text:tab/><text:tab/>EBVIVNVXTSN </text:p>
      <text:p text:style-name="P22">Account No.:<text:tab/><text:tab/>210214851008760 </text:p>
      <text:p text:style-name="P22"/>
      <text:p text:style-name="P22"><text:span text:style-name="T8">Documents supplied:</text:span><text:tab/> </text:p>
      <text:p text:style-name="P22">4.1<text:tab/>3/3 Full set of original Bills of Lading </text:p>
      <text:p text:style-name="P22">4.2<text:tab/>Commercial Invoice </text:p>
      <text:p text:style-name="P22">4.3<text:tab/>Packing List </text:p>
      <text:p text:style-name="P22">4.4<text:tab/>Certificate of Origin </text:p>
      <text:p text:style-name="P22">4.5<text:tab/>Certificate of Analysis / Test Certificate </text:p>
      <text:p text:style-name="P22">4.6<text:tab/>Phytosanitary Certificate issued by Competent Authority (if any) </text:p>
      <text:p text:style-name="P22">4.7<text:tab/>Fumigation Certificate issued by Competend Authority (if any) </text:p>
      <text:p text:style-name="P22">4.8<text:tab/>Certificate of Insurance or Insurance Policy (if any) </text:p>
      <text:p text:style-name="P22">4.9<text:tab/>Tally Certificate (if any) </text:p>
      <text:p text:style-name="P22"/>
      <text:p text:style-name="P7"><text:span text:style-name="T5">5.<text:tab/>FORCE MAJEURE</text:span><text:tab/><text:tab/><text:tab/><text:tab/><text:tab/><text:tab/> </text:p>
      <text:p text:style-name="P7"><text:tab/>The Force Majeure (Exemption) Clause of the International Chamber of Commerce (ICC publication No. 421) is hereby incorporated in this contract.<text:tab/><text:tab/><text:tab/><text:tab/><text:tab/><text:tab/> </text:p>
      <text:p text:style-name="P7"><text:tab/><text:tab/><text:tab/><text:tab/><text:tab/><text:tab/><text:tab/> </text:p>
      <text:p text:style-name="P7"><text:span text:style-name="T5">6.<text:tab/>CLAIM</text:span><text:tab/><text:tab/><text:tab/><text:tab/><text:tab/> </text:p>
      <text:p text:style-name="P7"><text:tab/>+ Quantity: Certificates of Quantity is issued by the Seller and /or <text:s/>Tally Certificate is issued by SGS Vietnam who is employed and Paid by Seller at loading port shall by final and biding on both Buyer and Seller for this Contract. <text:tab/><text:tab/><text:tab/><text:tab/><text:tab/><text:tab/> </text:p>
      <text:p text:style-name="P7"><text:tab/>+ Quality: In the event has any complaints about Quality, specification of goods, <text:s/>the Buyer <text:soft-page-break/>shall give a notice of claims immediately after discovered (but not later thirty days since the date of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text:tab/><text:tab/><text:tab/><text:tab/><text:tab/><text:tab/> </text:p>
      <text:p text:style-name="P7"><text:tab/><text:tab/><text:tab/><text:tab/><text:tab/><text:tab/><text:tab/> </text:p>
      <text:p text:style-name="P7"><text:span text:style-name="T5">7.<text:tab/>ARBITRATION</text:span><text:tab/><text:tab/><text:tab/><text:tab/> </text:p>
      <text:p text:style-name="P7"><text:tab/>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tab/><text:tab/><text:tab/><text:tab/><text:tab/><text:tab/> </text:p>
      <text:p text:style-name="P7"><text:tab/><text:tab/><text:tab/><text:tab/><text:tab/><text:tab/><text:tab/> </text:p>
      <text:p text:style-name="P7"><text:tab/>"This Contract is made in English and comes into effect from signing date. </text:p>
      <text:p text:style-name="P7"><text:tab/>This Contract is made through facsimile or scan with the same value as original one."<text:tab/><text:tab/><text:tab/><text:tab/><text:tab/><text:tab/> </text:p>
      <text:p text:style-name="P2"><text:tab/><text:tab/><text:tab/><text:tab/><text:tab/><text:tab/><text:tab/> </text:p>
      <text:p text:style-name="P2"><text:span text:style-name="T5">FOR AND ON BEHALF OF THE BUYER</text:span><text:tab/> <text:s text:c="5"/><text:span text:style-name="T5">FOR AND ON BEHALF OF THE SELLER </text:span></text:p>
      <text:p text:style-name="P2"/>
      <text:p text:style-name="P2"><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11.78mm" fo:margin-right="0mm" fo:text-indent="0mm" style:auto-text-indent="false"/>
    </style:style>
    <style:style style:name="MP2" style:family="paragraph">
      <style:paragraph-properties fo:text-align="center"/>
    </style:style>
    <style:style style:name="MT1" style:family="text">
      <style:text-properties style:font-name="Times New Roman" fo:font-size="12pt" fo:font-weight="normal" style:font-size-asian="12pt" style:font-weight-asian="normal" style:font-name-complex="Times New Roman" style:font-size-complex="12pt" style:font-weight-complex="normal"/>
    </style:style>
    <style:style style:name="M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5.29mm" fo:margin-bottom="8.08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svg:height="9.86mm" fo:margin-left="0mm" fo:margin-right="0.02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Sales Contract no. <text:span text:style-name="MT1"><text:placeholder text:placeholder-type="text">&lt;o.name&gt;</text:placeholder></text:span></text:p>
      </style:header>
      <style:footer>
        <text:p text:style-name="Footer"><draw:line text:anchor-type="paragraph" draw:z-index="2" draw:style-name="Mgr1" draw:text-style-name="MP2" svg:x1="-0.05mm" svg:y1="-0.8mm" svg:x2="175.53mm" svg:y2="-1.15mm"><text:p/></draw:line>VIRUCO_BM-7.5/3a-BH1-01/2015<text:tab/><text:tab/>Page <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06-27T11:49:45</dc:date>
    <dc:creator>phung11764 </dc:creator>
    <meta:editing-duration>PT4H18M4S</meta:editing-duration>
    <meta:editing-cycles>178</meta:editing-cycles>
    <meta:generator>LibreOffice/3.5$Linux_X86_64 LibreOffice_project/350m1$Build-2</meta:generator>
    <meta:document-statistic meta:table-count="1" meta:image-count="0" meta:object-count="0" meta:page-count="3" meta:paragraph-count="88" meta:word-count="677" meta:character-count="4816" meta:non-whitespace-character-count="4020"/>
  </office:meta>
</office:document-meta>
</file>